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4-08-2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779944" calcext:value-type="float">
            <text:p>299.7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4-06-24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07504" calcext:value-type="float">
            <text:p>299.3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4-04-3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04456" calcext:value-type="float">
            <text:p>299.3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4-02-27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554392" calcext:value-type="float">
            <text:p>299.55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3-12-19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685456" calcext:value-type="float">
            <text:p>299.68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3-10-31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868336" calcext:value-type="float">
            <text:p>299.8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3-08-1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764704" calcext:value-type="float">
            <text:p>299.7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3-07-0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898" calcext:value-type="float">
            <text:p>299.3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3-05-1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277024" calcext:value-type="float">
            <text:p>299.2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3-03-02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47128" calcext:value-type="float">
            <text:p>299.3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2-11-29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5422" calcext:value-type="float">
            <text:p>299.5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2-10-0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466" calcext:value-type="float">
            <text:p>299.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2-08-02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935648" calcext:value-type="float">
            <text:p>298.93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2-06-0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58208" calcext:value-type="float">
            <text:p>298.5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2-03-21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664376" calcext:value-type="float">
            <text:p>298.6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1-12-0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807632" calcext:value-type="float">
            <text:p>298.8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1-10-21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819824" calcext:value-type="float">
            <text:p>298.8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1-08-1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417488" calcext:value-type="float">
            <text:p>298.4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1-04-13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920664" calcext:value-type="float">
            <text:p>297.9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1-01-14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198032" calcext:value-type="float">
            <text:p>298.1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0-10-15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323" calcext:value-type="float">
            <text:p>298.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0-07-1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844464" calcext:value-type="float">
            <text:p>297.8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0-04-20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725592" calcext:value-type="float">
            <text:p>297.7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20-01-07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057824" calcext:value-type="float">
            <text:p>298.0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9-12-10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219368" calcext:value-type="float">
            <text:p>298.2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9-10-03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329096" calcext:value-type="float">
            <text:p>298.3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9-06-05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118784" calcext:value-type="float">
            <text:p>298.1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9-04-25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234608" calcext:value-type="float">
            <text:p>298.2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9-03-0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390056" calcext:value-type="float">
            <text:p>298.3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9-02-13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411392" calcext:value-type="float">
            <text:p>298.4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9-01-30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527216" calcext:value-type="float">
            <text:p>298.5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8-12-2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667424" calcext:value-type="float">
            <text:p>298.6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8-10-01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76496" calcext:value-type="float">
            <text:p>298.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8-08-30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64304" calcext:value-type="float">
            <text:p>298.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8-06-25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286424" calcext:value-type="float">
            <text:p>298.2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8-05-2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271184" calcext:value-type="float">
            <text:p>298.2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8-02-07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905168" calcext:value-type="float">
            <text:p>298.90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8-01-10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789344" calcext:value-type="float">
            <text:p>298.78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7-11-0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295312" calcext:value-type="float">
            <text:p>299.2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7-10-2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216064" calcext:value-type="float">
            <text:p>299.2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7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264832" calcext:value-type="float">
            <text:p>299.2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7-08-3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273976" calcext:value-type="float">
            <text:p>299.2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7-08-16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47128" calcext:value-type="float">
            <text:p>299.3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7-07-2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264832" calcext:value-type="float">
            <text:p>299.2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7-06-1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04456" calcext:value-type="float">
            <text:p>299.3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7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584872" calcext:value-type="float">
            <text:p>299.58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6-04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74032" calcext:value-type="float">
            <text:p>299.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5-04-14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228256" calcext:value-type="float">
            <text:p>299.2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4-04-08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545504" calcext:value-type="float">
            <text:p>298.5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3-04-03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95724" calcext:value-type="float">
            <text:p>297.9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2-04-16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734736" calcext:value-type="float">
            <text:p>297.7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1-04-12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817032" calcext:value-type="float">
            <text:p>297.8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10-04-19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564048" calcext:value-type="float">
            <text:p>297.5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9-05-06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506136" calcext:value-type="float">
            <text:p>297.5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9-03-31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490896" calcext:value-type="float">
            <text:p>297.4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8-11-1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807888" calcext:value-type="float">
            <text:p>297.8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786552" calcext:value-type="float">
            <text:p>297.7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8-05-1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30648" calcext:value-type="float">
            <text:p>297.0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8-04-1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8856" calcext:value-type="float">
            <text:p>297.0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7-12-03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320208" calcext:value-type="float">
            <text:p>297.3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7-09-1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155616" calcext:value-type="float">
            <text:p>297.1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7-05-16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436288" calcext:value-type="float">
            <text:p>296.4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7-04-10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512488" calcext:value-type="float">
            <text:p>296.51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6-11-0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64176" calcext:value-type="float">
            <text:p>297.0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6-09-14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96664" calcext:value-type="float">
            <text:p>296.9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6-05-25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03928" calcext:value-type="float">
            <text:p>296.6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6-03-22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47768" calcext:value-type="float">
            <text:p>296.8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5-11-15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00168" calcext:value-type="float">
            <text:p>297.0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5-09-26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954448" calcext:value-type="float">
            <text:p>296.9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5-03-22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488104" calcext:value-type="float">
            <text:p>296.48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4-11-0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03928" calcext:value-type="float">
            <text:p>296.6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4-09-2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35704" calcext:value-type="float">
            <text:p>296.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4-05-26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710864" calcext:value-type="float">
            <text:p>295.7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4-03-25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707816" calcext:value-type="float">
            <text:p>295.7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3-11-20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887648" calcext:value-type="float">
            <text:p>295.8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3-09-17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710864" calcext:value-type="float">
            <text:p>295.7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3-05-13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028112" calcext:value-type="float">
            <text:p>295.0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988488" calcext:value-type="float">
            <text:p>294.9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131744" calcext:value-type="float">
            <text:p>295.1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942768" calcext:value-type="float">
            <text:p>294.9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11248" calcext:value-type="float">
            <text:p>294.2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2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35048" calcext:value-type="float">
            <text:p>294.1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56968" calcext:value-type="float">
            <text:p>294.2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22856" calcext:value-type="float">
            <text:p>294.1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67408" calcext:value-type="float">
            <text:p>293.9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3764" calcext:value-type="float">
            <text:p>293.5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462" calcext:value-type="float">
            <text:p>293.4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17472" calcext:value-type="float">
            <text:p>293.7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6144" calcext:value-type="float">
            <text:p>293.4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92048" calcext:value-type="float">
            <text:p>292.9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2000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92048" calcext:value-type="float">
            <text:p>292.9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97432" calcext:value-type="float">
            <text:p>293.3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9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43152" calcext:value-type="float">
            <text:p>293.4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3284" calcext:value-type="float">
            <text:p>293.2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60144" calcext:value-type="float">
            <text:p>293.7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9672" calcext:value-type="float">
            <text:p>293.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25448" calcext:value-type="float">
            <text:p>293.5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748" calcext:value-type="float">
            <text:p>293.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302688" calcext:value-type="float">
            <text:p>294.3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45204" calcext:value-type="float">
            <text:p>294.4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7-05-0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476424" calcext:value-type="float">
            <text:p>294.4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714168" calcext:value-type="float">
            <text:p>294.7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6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116504" calcext:value-type="float">
            <text:p>295.1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159176" calcext:value-type="float">
            <text:p>295.1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6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720264" calcext:value-type="float">
            <text:p>294.7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890952" calcext:value-type="float">
            <text:p>294.8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5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29024" calcext:value-type="float">
            <text:p>295.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281096" calcext:value-type="float">
            <text:p>295.2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043352" calcext:value-type="float">
            <text:p>295.0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082976" calcext:value-type="float">
            <text:p>295.0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4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128696" calcext:value-type="float">
            <text:p>295.1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067736" calcext:value-type="float">
            <text:p>295.0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34536" calcext:value-type="float">
            <text:p>294.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4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354504" calcext:value-type="float">
            <text:p>294.3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577008" calcext:value-type="float">
            <text:p>294.5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525192" calcext:value-type="float">
            <text:p>294.5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56384" calcext:value-type="float">
            <text:p>294.1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3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38096" calcext:value-type="float">
            <text:p>294.1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07616" calcext:value-type="float">
            <text:p>294.1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91208" calcext:value-type="float">
            <text:p>293.8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99312" calcext:value-type="float">
            <text:p>293.1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53592" calcext:value-type="float">
            <text:p>293.1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1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29792" calcext:value-type="float">
            <text:p>293.2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1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15848" calcext:value-type="float">
            <text:p>292.9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1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85496" calcext:value-type="float">
            <text:p>292.3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032" calcext:value-type="float">
            <text:p>292.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1656" calcext:value-type="float">
            <text:p>292.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0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51384" calcext:value-type="float">
            <text:p>292.2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59488" calcext:value-type="float">
            <text:p>291.5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9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98528" calcext:value-type="float">
            <text:p>291.4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9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8692" calcext:value-type="float">
            <text:p>291.5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13184" calcext:value-type="float">
            <text:p>291.4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78616" calcext:value-type="float">
            <text:p>290.6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9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8776" calcext:value-type="float">
            <text:p>290.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64672" calcext:value-type="float">
            <text:p>290.3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8-09-19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86008" calcext:value-type="float">
            <text:p>290.3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8-05-1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45928" calcext:value-type="float">
            <text:p>289.7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8-03-3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70312" calcext:value-type="float">
            <text:p>289.7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24008" calcext:value-type="float">
            <text:p>289.6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7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37368" calcext:value-type="float">
            <text:p>289.8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362" calcext:value-type="float">
            <text:p>289.6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55784" calcext:value-type="float">
            <text:p>289.3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7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54616" calcext:value-type="float">
            <text:p>289.1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88144" calcext:value-type="float">
            <text:p>289.1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314" calcext:value-type="float">
            <text:p>289.3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6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31984" calcext:value-type="float">
            <text:p>289.4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20376" calcext:value-type="float">
            <text:p>289.5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39248" calcext:value-type="float">
            <text:p>289.6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81336" calcext:value-type="float">
            <text:p>289.5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45344" calcext:value-type="float">
            <text:p>289.6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50856" calcext:value-type="float">
            <text:p>289.5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172" calcext:value-type="float">
            <text:p>290.0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5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36656" calcext:value-type="float">
            <text:p>290.2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5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7148" calcext:value-type="float">
            <text:p>289.9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67848" calcext:value-type="float">
            <text:p>289.8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34904" calcext:value-type="float">
            <text:p>289.9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4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5916" calcext:value-type="float">
            <text:p>290.4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4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45088" calcext:value-type="float">
            <text:p>290.6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4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41456" calcext:value-type="float">
            <text:p>290.5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4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9632" calcext:value-type="float">
            <text:p>290.5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4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76736" calcext:value-type="float">
            <text:p>290.8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08968" calcext:value-type="float">
            <text:p>291.2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07088" calcext:value-type="float">
            <text:p>291.4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64416" calcext:value-type="float">
            <text:p>291.3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00992" calcext:value-type="float">
            <text:p>291.4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11304" calcext:value-type="float">
            <text:p>291.6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2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80112" calcext:value-type="float">
            <text:p>291.9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46" calcext:value-type="float">
            <text:p>292.0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88672" calcext:value-type="float">
            <text:p>291.8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68048" calcext:value-type="float">
            <text:p>291.4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6124" calcext:value-type="float">
            <text:p>291.8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1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91848" calcext:value-type="float">
            <text:p>291.3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1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55728" calcext:value-type="float">
            <text:p>291.9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1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23496" calcext:value-type="float">
            <text:p>291.6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21744" calcext:value-type="float">
            <text:p>291.3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61368" calcext:value-type="float">
            <text:p>291.3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65" calcext:value-type="float">
            <text:p>291.4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174" calcext:value-type="float">
            <text:p>291.6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0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69216" calcext:value-type="float">
            <text:p>291.6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0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2596" calcext:value-type="float">
            <text:p>291.5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0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82704" calcext:value-type="float">
            <text:p>291.3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60784" calcext:value-type="float">
            <text:p>291.2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602" calcext:value-type="float">
            <text:p>291.1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0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08384" calcext:value-type="float">
            <text:p>291.1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8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2116" calcext:value-type="float">
            <text:p>291.2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9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09552" calcext:value-type="float">
            <text:p>291.3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16816" calcext:value-type="float">
            <text:p>291.5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57864" calcext:value-type="float">
            <text:p>290.7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25632" calcext:value-type="float">
            <text:p>290.4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9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83544" calcext:value-type="float">
            <text:p>290.4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74984" calcext:value-type="float">
            <text:p>290.5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8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1824" calcext:value-type="float">
            <text:p>290.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5728" calcext:value-type="float">
            <text:p>290.6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68304" calcext:value-type="float">
            <text:p>290.4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8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79328" calcext:value-type="float">
            <text:p>290.2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8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99496" calcext:value-type="float">
            <text:p>290.0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15448" calcext:value-type="float">
            <text:p>289.7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8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4768" calcext:value-type="float">
            <text:p>290.0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8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47096" calcext:value-type="float">
            <text:p>289.9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7816" calcext:value-type="float">
            <text:p>290.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2576" calcext:value-type="float">
            <text:p>289.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7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80624" calcext:value-type="float">
            <text:p>289.9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7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31856" calcext:value-type="float">
            <text:p>289.9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76992" calcext:value-type="float">
            <text:p>289.8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7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5144" calcext:value-type="float">
            <text:p>289.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7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2284" calcext:value-type="float">
            <text:p>289.4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7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76536" calcext:value-type="float">
            <text:p>289.2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88144" calcext:value-type="float">
            <text:p>289.1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97288" calcext:value-type="float">
            <text:p>289.1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30816" calcext:value-type="float">
            <text:p>289.2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6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25304" calcext:value-type="float">
            <text:p>289.3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64344" calcext:value-type="float">
            <text:p>289.2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83344" calcext:value-type="float">
            <text:p>288.8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91904" calcext:value-type="float">
            <text:p>288.7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6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43136" calcext:value-type="float">
            <text:p>288.7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2848" calcext:value-type="float">
            <text:p>288.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6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92488" calcext:value-type="float">
            <text:p>288.8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99752" calcext:value-type="float">
            <text:p>289.0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54616" calcext:value-type="float">
            <text:p>289.1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5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92488" calcext:value-type="float">
            <text:p>288.8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49816" calcext:value-type="float">
            <text:p>288.8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77832" calcext:value-type="float">
            <text:p>288.9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96704" calcext:value-type="float">
            <text:p>289.0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4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00336" calcext:value-type="float">
            <text:p>289.2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7044" calcext:value-type="float">
            <text:p>289.2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13112" calcext:value-type="float">
            <text:p>289.3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4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93656" calcext:value-type="float">
            <text:p>289.0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38208" calcext:value-type="float">
            <text:p>288.9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55912" calcext:value-type="float">
            <text:p>288.8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36456" calcext:value-type="float">
            <text:p>288.6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44888" calcext:value-type="float">
            <text:p>289.0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42424" calcext:value-type="float">
            <text:p>289.1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3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96704" calcext:value-type="float">
            <text:p>289.0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3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9612" calcext:value-type="float">
            <text:p>288.9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3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2848" calcext:value-type="float">
            <text:p>288.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3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61424" calcext:value-type="float">
            <text:p>288.7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3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7608" calcext:value-type="float">
            <text:p>288.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3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24848" calcext:value-type="float">
            <text:p>288.7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3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73616" calcext:value-type="float">
            <text:p>288.7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71152" calcext:value-type="float">
            <text:p>288.8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2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14408" calcext:value-type="float">
            <text:p>289.0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7232" calcext:value-type="float">
            <text:p>289.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10113413601</text:p>
          </table:table-cell>
          <table:table-cell office:value-type="string" calcext:value-type="string">
            <text:p>1972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78416" calcext:value-type="float">
            <text:p>289.0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51" meta:object-count="0"/>
    <meta:user-defined meta:name="AppVersion">3.0</meta:user-defined>
  </office:meta>
</office:document-meta>
</file>